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ooc:=[.B2]" office:value-type="float" office:value="5">
            <text:p>5</text:p>
          </table:table-cell>
          <table:table-cell/>
          <table:table-cell office:value-type="string">
            <text:p>Media</text:p>
          </table:table-cell>
          <table:table-cell table:formula="oooc:=SUMPRODUCT([.A2:.A15];[.B2:.B15])/SUM([.B2:.B15])" office:value-type="float" office:value="73.2027424094026">
            <text:p>73,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ooc:=[.B3]+[.C2]" office:value-type="float" office:value="15">
            <text:p>15</text:p>
          </table:table-cell>
          <table:table-cell/>
          <table:table-cell office:value-type="string">
            <text:p>Moda 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ooc:=[.B4]+[.C3]" office:value-type="float" office:value="35">
            <text:p>35</text:p>
          </table:table-cell>
          <table:table-cell/>
          <table:table-cell office:value-type="string">
            <text:p>Mediana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ooc:=[.B5]+[.C4]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table:formula="oooc:=[.B6]+[.C5]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table:formula="oooc:=[.B7]+[.C6]" office:value-type="float" office:value="345">
            <text:p>345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table:formula="oooc:=[.B8]+[.C7]" office:value-type="float" office:value="545">
            <text:p>54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5">
            <text:p>185</text:p>
          </table:table-cell>
          <table:table-cell table:formula="oooc:=[.B9]+[.C8]" office:value-type="float" office:value="730">
            <text:p>73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table:formula="oooc:=[.B10]+[.C9]" office:value-type="float" office:value="870">
            <text:p>87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formula="oooc:=[.B11]+[.C10]" office:value-type="float" office:value="960">
            <text:p>960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table:formula="oooc:=[.B12]+[.C11]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table:formula="oooc:=[.B13]+[.C12]" office:value-type="float" office:value="1015">
            <text:p>1015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formula="oooc:=[.B14]+[.C13]" office:value-type="float" office:value="1020">
            <text:p>1020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ooc:=[.B15]+[.C14]" office:value-type="float" office:value="1021">
            <text:p>1021</text:p>
          </table:table-cell>
          <table:table-cell table:number-columns-repeated="3"/>
        </table:table-row>
        <table:table-row table:style-name="ro1">
          <table:table-cell>
            <draw:frame table:end-cell-address="Hoja1.G37" table:end-x="0.922cm" table:end-y="0.399cm" draw:z-index="0" draw:style-name="gr1" svg:width="13.939cm" svg:height="9.456cm" svg:x="0.53cm" svg:y="0.426cm">
              <draw:object draw:notify-on-update-of-ranges="Hoja1.A1:Hoja1.A15 Hoja1.B1:Hoja1.B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ooc:=[.B39]" office:value-type="float" office:value="150">
            <text:p>150</text:p>
          </table:table-cell>
          <table:table-cell/>
          <table:table-cell office:value-type="string">
            <text:p>Media</text:p>
          </table:table-cell>
          <table:table-cell table:formula="oooc:=SUMPRODUCT([.A39:.A52];[.B39:.B52])/SUM([.B39:.B52])" office:value-type="float" office:value="39.2164544564153">
            <text:p>39,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style-name="ce1" table:formula="oooc:=[.B40]+[.C39]" office:value-type="float" office:value="350">
            <text:p>350</text:p>
          </table:table-cell>
          <table:table-cell/>
          <table:table-cell office:value-type="string">
            <text:p>Moda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  <table:table-cell table:style-name="ce1" table:formula="oooc:=[.B41]+[.C40]" office:value-type="float" office:value="535">
            <text:p>535</text:p>
          </table:table-cell>
          <table:table-cell/>
          <table:table-cell office:value-type="string">
            <text:p>Median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style-name="ce1" table:formula="oooc:=[.B42]+[.C41]" office:value-type="float" office:value="675">
            <text:p>67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table:style-name="ce1" table:formula="oooc:=[.B43]+[.C42]" office:value-type="float" office:value="785">
            <text:p>785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style-name="ce1" table:formula="oooc:=[.B44]+[.C43]" office:value-type="float" office:value="875">
            <text:p>875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style-name="ce1" table:formula="oooc:=[.B45]+[.C44]" office:value-type="float" office:value="925">
            <text:p>92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style-name="ce1" table:formula="oooc:=[.B46]+[.C45]" office:value-type="float" office:value="965">
            <text:p>965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" table:formula="oooc:=[.B47]+[.C46]" office:value-type="float" office:value="985">
            <text:p>985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style-name="ce1" table:formula="oooc:=[.B48]+[.C47]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1" table:formula="oooc:=[.B49]+[.C48]" office:value-type="float" office:value="1010">
            <text:p>1010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table:style-name="ce1" table:formula="oooc:=[.B50]+[.C49]" office:value-type="float" office:value="1015">
            <text:p>1015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style-name="ce1" table:formula="oooc:=[.B51]+[.C50]" office:value-type="float" office:value="1020">
            <text:p>1020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style-name="ce1" table:formula="oooc:=[.B52]+[.C51]" office:value-type="float" office:value="1021">
            <text:p>10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Hoja1.G73" table:end-x="1.117cm" table:end-y="0.452cm" draw:z-index="1" draw:style-name="gr1" svg:width="14.079cm" svg:height="8.952cm" svg:x="0.585cm" svg:y="0.08cm">
              <draw:object draw:notify-on-update-of-ranges="Hoja1.A38:Hoja1.A52 Hoja1.B38:Hoja1.B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9"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B84]" office:value-type="float" office:value="1">
            <text:p>1</text:p>
          </table:table-cell>
          <table:table-cell/>
          <table:table-cell office:value-type="string">
            <text:p>Media</text:p>
          </table:table-cell>
          <table:table-cell table:formula="oooc:=SUMPRODUCT([.A84:.A97];[.B84:.B97])/SUM([.B84:.B97])" office:value-type="float" office:value="110.783545543585">
            <text:p>110,7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ooc:=[.B85]+[.C84]" office:value-type="float" office:value="6">
            <text:p>6</text:p>
          </table:table-cell>
          <table:table-cell/>
          <table:table-cell office:value-type="string">
            <text:p>Moda </text:p>
          </table:table-cell>
          <table:table-cell table:style-name="ce1" office:value-type="float" office:value="130">
            <text:p>1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ooc:=[.B86]+[.C85]" office:value-type="float" office:value="11">
            <text:p>11</text:p>
          </table:table-cell>
          <table:table-cell/>
          <table:table-cell office:value-type="string">
            <text:p>Mediana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ooc:=[.B87]+[.C86]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formula="oooc:=[.B88]+[.C87]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ooc:=[.B89]+[.C88]" office:value-type="float" office:value="56">
            <text:p>5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formula="oooc:=[.B90]+[.C89]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formula="oooc:=[.B91]+[.C90]" office:value-type="float" office:value="146">
            <text:p>14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0">
            <text:p>90</text:p>
          </table:table-cell>
          <table:table-cell table:formula="oooc:=[.B92]+[.C91]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formula="oooc:=[.B93]+[.C92]" office:value-type="float" office:value="346">
            <text:p>346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ooc:=[.B94]+[.C93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5">
            <text:p>185</text:p>
          </table:table-cell>
          <table:table-cell table:formula="oooc:=[.B95]+[.C94]" office:value-type="float" office:value="671">
            <text:p>671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formula="oooc:=[.B96]+[.C95]" office:value-type="float" office:value="871">
            <text:p>871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table:formula="oooc:=[.B97]+[.C96]" office:value-type="float" office:value="1021">
            <text:p>1021</text:p>
          </table:table-cell>
          <table:table-cell table:number-columns-repeated="3"/>
        </table:table-row>
        <table:table-row table:style-name="ro1" table:number-rows-repeated="9">
          <table:table-cell table:number-columns-repeated="6"/>
        </table:table-row>
        <table:table-row table:style-name="ro1">
          <table:table-cell>
            <draw:frame table:end-cell-address="Hoja1.G127" table:end-x="1.117cm" table:end-y="0.214cm" draw:z-index="2" draw:style-name="gr1" svg:width="14.107cm" svg:height="9.006cm" svg:x="0.557cm" svg:y="0.239cm">
              <draw:object draw:notify-on-update-of-ranges="Hoja1.A83:Hoja1.A97 Hoja1.B83:Hoja1.B9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1">11/11/2007</text:date>, <text:time>18:30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11T17:59:33</meta:creation-date>
    <dc:creator>José Luis</dc:creator>
    <dc:date>2007-11-11T18:30:16</dc:date>
    <dc:language>es-ES</dc:language>
    <meta:editing-cycles>4</meta:editing-cycles>
    <meta:editing-duration>PT30M43S</meta:editing-duration>
    <meta:user-defined meta:name="Info 1"/>
    <meta:user-defined meta:name="Info 2"/>
    <meta:user-defined meta:name="Info 3"/>
    <meta:user-defined meta:name="Info 4"/>
    <meta:document-statistic meta:table-count="1" meta:cell-count="1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5" style:family="chart">
      <style:graphic-properties draw:fill-color="#9999ff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13.94cm" svg:height="9.457cm" chart:class="chart:bar" chart:style-name="ch1">
        <chart:plot-area chart:style-name="ch2" table:cell-range-address="Hoja1.$A$1:.$A$15 Hoja1.$B$1:.$B$15" chart:data-source-has-labels="both" chart:table-number-list="0 0" svg:x="0.277cm" svg:y="0.355cm" svg:width="13.382cm" svg:height="8.912cm">
          <chart:axis chart:dimension="x" chart:name="primary-x" chart:style-name="ch3">
            <chart:categories table:cell-range-address="local-table.A2:.A15"/>
          </chart:axis>
          <chart:axis chart:dimension="y" chart:name="primary-y" chart:style-name="ch4">
            <chart:grid chart:class="major"/>
          </chart:axis>
          <chart:series chart:style-name="ch5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5" style:family="chart">
      <style:graphic-properties draw:fill-color="#9999ff"/>
      <style:text-properties fo:font-family="Arial" style:font-family-generic="swiss" style:font-pitch="variable" fo:font-size="7.69999980926514pt" style:font-family-asian="'Lucida Sans Unicode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14.08cm" svg:height="8.953cm" chart:class="chart:bar" chart:style-name="ch1">
        <chart:plot-area chart:style-name="ch2" table:cell-range-address="Hoja1.$A$38:.$A$52 Hoja1.$B$38:.$B$52" chart:data-source-has-labels="both" chart:table-number-list="0 0" svg:x="0.28cm" svg:y="0.334cm" svg:width="13.52cm" svg:height="8.441cm">
          <chart:axis chart:dimension="x" chart:name="primary-x" chart:style-name="ch3">
            <chart:categories table:cell-range-address="local-table.A2:.A15"/>
          </chart:axis>
          <chart:axis chart:dimension="y" chart:name="primary-y" chart:style-name="ch4">
            <chart:grid chart:class="major"/>
          </chart:axis>
          <chart:series chart:style-name="ch5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5" style:family="chart">
      <style:graphic-properties draw:fill-color="#9999ff"/>
      <style:text-properties fo:font-family="Arial" style:font-family-generic="swiss" style:font-pitch="variable" fo:font-size="7.69999980926514pt" style:font-family-asian="'Lucida Sans Unicode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14.108cm" svg:height="9.007cm" chart:class="chart:bar" chart:style-name="ch1">
        <chart:plot-area chart:style-name="ch2" table:cell-range-address="Hoja1.$A$83:.$A$97 Hoja1.$B$83:.$B$97" chart:data-source-has-labels="both" chart:table-number-list="0 0" svg:x="0.282cm" svg:y="0.338cm" svg:width="13.544cm" svg:height="8.489cm">
          <chart:axis chart:dimension="x" chart:name="primary-x" chart:style-name="ch3">
            <chart:categories table:cell-range-address="local-table.A2:.A15"/>
          </chart:axis>
          <chart:axis chart:dimension="y" chart:name="primary-y" chart:style-name="ch4">
            <chart:grid chart:class="major"/>
          </chart:axis>
          <chart:series chart:style-name="ch5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